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27fc" officeooo:paragraph-rsid="000527fc"/>
    </style:style>
    <style:style style:name="P2" style:family="paragraph" style:parent-style-name="Standard">
      <style:text-properties officeooo:rsid="000539dc" officeooo:paragraph-rsid="000539dc"/>
    </style:style>
    <style:style style:name="P3" style:family="paragraph" style:parent-style-name="Standard" style:list-style-name="L1">
      <style:text-properties officeooo:rsid="000539dc" officeooo:paragraph-rsid="000539dc"/>
    </style:style>
    <style:style style:name="P4" style:family="paragraph" style:parent-style-name="Standard" style:list-style-name="L2">
      <style:text-properties officeooo:rsid="000539dc" officeooo:paragraph-rsid="000539dc"/>
    </style:style>
    <style:style style:name="P5" style:family="paragraph" style:parent-style-name="Standard" style:list-style-name="L3">
      <style:text-properties officeooo:rsid="000539dc" officeooo:paragraph-rsid="000539d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/text:p>
      <text:p text:style-name="P1"/>
      <text:p text:style-name="P2">some hardware that may be used in the indstry are </text:p>
      <text:list text:style-name="L1">
        <text:list-item>
          <text:p text:style-name="P3">smart meters </text:p>
        </text:list-item>
        <text:list-item>
          <text:p text:style-name="P3">sesnsres and iot devices</text:p>
        </text:list-item>
        <text:list-item>
          <text:p text:style-name="P3">control systems </text:p>
        </text:list-item>
      </text:list>
      <text:p text:style-name="P2"/>
      <text:p text:style-name="P2">some softwaith the indistry is </text:p>
      <text:list text:style-name="L2">
        <text:list-item>
          <text:p text:style-name="P4">energy dashboards </text:p>
        </text:list-item>
        <text:list-item>
          <text:p text:style-name="P4">preditvie analytics tools</text:p>
        </text:list-item>
        <text:list-item>
          <text:p text:style-name="P4">compliance platforms </text:p>
        </text:list-item>
      </text:list>
      <text:p text:style-name="P2"/>
      <text:p text:style-name="P2"/>
      <text:p text:style-name="P2">emerging tech:</text:p>
      <text:list text:style-name="L3">
        <text:list-item>
          <text:p text:style-name="P5">ai and predictive anaysis can optimise energy production</text:p>
        </text:list-item>
        <text:list-item>
          <text:p text:style-name="P5">tidal wave energy </text:p>
        </text:list-item>
        <text:list-item>
          <text:p text:style-name="P5">advaces solar technologys 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29:28.210635600</meta:creation-date>
    <dc:date>2025-11-10T10:45:55.857072100</dc:date>
    <meta:editing-duration>PT47M13S</meta:editing-duration>
    <meta:editing-cycles>1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3" meta:word-count="56" meta:character-count="326" meta:non-whitespace-character-count="284"/>
  </office:meta>
</office:document-meta>
</file>